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66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3809950863423095990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73769035381302656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4397478" text:continue-list="list3809950863423095990" text:style-name="L1">
        <text:list-item>
          <text:p text:style-name="P1">Install the CMake, Make and GCC toolchain.</text:p>
        </text:list-item>
      </text:list>
      <text:list xml:id="list3794784301059627409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4393158" text:continue-list="list24397478" text:style-name="L1">
        <text:list-item>
          <text:p text:style-name="P1">Build the project.</text:p>
        </text:list-item>
      </text:list>
      <text:list xml:id="list1047237711230899629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4393170" text:continue-list="list24393158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7636342551945455351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8430517074571274956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4400795" text:continue-list="list7636342551945455351" text:style-name="L5">
        <text:list-item>
          <text:p text:style-name="P5">Build the project. If the target environment is "Node.js", then leave the command as it is. If the target environment is a web browser, chnage "<text:span text:style-name="T1">-o argon2.wasm</text:span>" to "<text:span text:style-name="T1">-o argon2.js</text:span>".</text:p>
        </text:list-item>
      </text:list>
      <text:list xml:id="list3900991116466927301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<text:span text:style-name="T6">-o argon2.wasm</text:span> --no-entry -s EXPORTED_FUNCTIONS=[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4399339" text:continue-list="list24400795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7626631116137184603" text:style-name="L8">
        <text:list-item>
          <text:p text:style-name="P8">emcc sum.c -o sum.wasm --no-entry -s EXPORTED_FUNCTIONS=["_sum"]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7M43S</meta:editing-duration>
    <meta:editing-cycles>33</meta:editing-cycles>
    <meta:generator>OpenOffice/4.1.14$Win32 OpenOffice.org_project/4114m1$Build-9811</meta:generator>
    <dc:title>Default Page</dc:title>
    <dc:date>2023-12-06T04:14:40.29</dc:date>
    <meta:document-statistic meta:table-count="0" meta:image-count="0" meta:object-count="0" meta:page-count="2" meta:paragraph-count="30" meta:word-count="222" meta:character-count="1668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